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monospace" svg:font-family="monospace, Consolas, 'Courier New', monospace"/>
  </office:font-face-decls>
  <office:automatic-styles>
    <style:style style:name="P1" style:family="paragraph" style:parent-style-name="Standard">
      <style:text-properties officeooo:rsid="0018bf09" officeooo:paragraph-rsid="0018bf09"/>
    </style:style>
    <style:style style:name="P2" style:family="paragraph" style:parent-style-name="Standard">
      <style:text-properties fo:color="#c9211e" loext:opacity="100%" officeooo:rsid="0018bf09" officeooo:paragraph-rsid="0018bf09"/>
    </style:style>
    <style:style style:name="P3" style:family="paragraph" style:parent-style-name="Standard">
      <style:text-properties fo:color="#800080" loext:opacity="100%" officeooo:rsid="0018bf09" officeooo:paragraph-rsid="0018bf09"/>
    </style:style>
    <style:style style:name="P4" style:family="paragraph" style:parent-style-name="Standard">
      <style:text-properties fo:color="#111111" loext:opacity="100%" officeooo:rsid="0018bf09" officeooo:paragraph-rsid="0018bf09"/>
    </style:style>
    <style:style style:name="P5" style:family="paragraph" style:parent-style-name="Standard">
      <style:text-properties fo:color="#111111" loext:opacity="100%" officeooo:rsid="0018bf09" officeooo:paragraph-rsid="0019f7ae"/>
    </style:style>
    <style:style style:name="P6" style:family="paragraph" style:parent-style-name="Standard">
      <style:text-properties fo:color="#111111" loext:opacity="100%" officeooo:rsid="0018bf09" officeooo:paragraph-rsid="001d036a"/>
    </style:style>
    <style:style style:name="P7" style:family="paragraph" style:parent-style-name="Standard">
      <style:text-properties fo:color="#111111" loext:opacity="100%" officeooo:rsid="001b0f5d" officeooo:paragraph-rsid="001b0f5d"/>
    </style:style>
    <style:style style:name="P8" style:family="paragraph" style:parent-style-name="Standard">
      <style:text-properties fo:color="#111111" loext:opacity="100%" style:font-name="Consolas" fo:font-size="11pt" officeooo:rsid="001b0f5d" officeooo:paragraph-rsid="001b0f5d" fo:background-color="#ffffff" style:font-size-asian="11pt" style:font-size-complex="11pt"/>
    </style:style>
    <style:style style:name="P9" style:family="paragraph" style:parent-style-name="Standard">
      <style:paragraph-properties style:line-height-at-least="0.402cm"/>
      <style:text-properties fo:color="#111111" loext:opacity="100%" style:font-name="Consolas" fo:font-size="11pt" fo:background-color="#ffffff" style:font-size-asian="11pt" style:font-size-complex="11pt"/>
    </style:style>
    <style:style style:name="P10" style:family="paragraph" style:parent-style-name="Standard">
      <style:paragraph-properties style:line-height-at-least="0.402cm"/>
      <style:text-properties fo:color="#111111" loext:opacity="100%" style:font-name="Consolas" fo:font-size="11pt" officeooo:paragraph-rsid="001d036a" fo:background-color="#ffffff" style:font-size-asian="11pt" style:font-size-complex="11pt"/>
    </style:style>
    <style:style style:name="P11" style:family="paragraph" style:parent-style-name="Standard">
      <style:text-properties fo:color="#111111" loext:opacity="100%" style:font-name="Consolas" fo:font-size="11pt" fo:font-weight="normal" officeooo:rsid="001b0f5d" officeooo:paragraph-rsid="001b0f5d" fo:background-color="#ffffff" style:font-size-asian="11pt" style:font-size-complex="11pt"/>
    </style:style>
    <style:style style:name="P12" style:family="paragraph" style:parent-style-name="Standard">
      <style:paragraph-properties style:line-height-at-least="0.402cm"/>
      <style:text-properties fo:color="#111111" loext:opacity="100%" style:font-name="Consolas" fo:font-size="11pt" fo:font-weight="normal" fo:background-color="#ffffff" style:font-size-asian="11pt" style:font-size-complex="11pt"/>
    </style:style>
    <style:style style:name="P13" style:family="paragraph" style:parent-style-name="Standard">
      <style:paragraph-properties style:line-height-at-least="0.402cm"/>
      <style:text-properties fo:color="#111111" loext:opacity="100%" style:font-name="Consolas" fo:font-size="11pt" fo:font-weight="normal" officeooo:paragraph-rsid="001d036a" fo:background-color="#ffffff" style:font-size-asian="11pt" style:font-size-complex="11pt"/>
    </style:style>
    <style:style style:name="P14" style:family="paragraph" style:parent-style-name="Standard">
      <style:text-properties fo:color="#ff0000" loext:opacity="100%" fo:font-weight="bold" officeooo:rsid="0018bf09" officeooo:paragraph-rsid="0018bf09" style:font-weight-asian="bold" style:font-weight-complex="bold"/>
    </style:style>
    <style:style style:name="P15" style:family="paragraph" style:parent-style-name="Standard">
      <style:text-properties fo:color="#ff0000" loext:opacity="100%" fo:font-weight="bold" officeooo:rsid="001b0f5d" officeooo:paragraph-rsid="001b0f5d" fo:background-color="#ffffff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language="en" fo:country="US" officeooo:rsid="001b0f5d"/>
    </style:style>
    <style:style style:name="T3" style:family="text">
      <style:text-properties fo:color="#800080" loext:opacity="100%"/>
    </style:style>
    <style:style style:name="T4" style:family="text">
      <style:text-properties fo:color="#800080" loext:opacity="100%" fo:language="en" fo:country="US" fo:font-weight="normal" officeooo:rsid="001d036a"/>
    </style:style>
    <style:style style:name="T5" style:family="text">
      <style:text-properties fo:color="#800080" loext:opacity="100%" fo:language="en" fo:country="US" fo:font-weight="normal" officeooo:rsid="001d036a" style:font-weight-asian="bold" style:font-weight-complex="bold"/>
    </style:style>
    <style:style style:name="T6" style:family="text">
      <style:text-properties fo:color="#800080" loext:opacity="100%" fo:language="en" fo:country="US" fo:font-weight="bold" officeooo:rsid="001d036a"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officeooo:rsid="0019f7ae"/>
    </style:style>
    <style:style style:name="T9" style:family="text">
      <style:text-properties fo:color="#158466" loext:opacity="100%" officeooo:rsid="0019f7ae"/>
    </style:style>
    <style:style style:name="T10" style:family="text">
      <style:text-properties fo:color="#158466" loext:opacity="100%" fo:font-weight="normal"/>
    </style:style>
    <style:style style:name="T11" style:family="text">
      <style:text-properties fo:color="#158466" loext:opacity="100%" fo:font-weight="bold" style:font-weight-asian="bold" style:font-weight-complex="bold"/>
    </style:style>
    <style:style style:name="T12" style:family="text">
      <style:text-properties fo:color="#158466" loext:opacity="100%" fo:language="en" fo:country="US" fo:font-weight="bold" officeooo:rsid="001d036a" style:font-weight-asian="bold" style:font-weight-complex="bold"/>
    </style:style>
    <style:style style:name="T13" style:family="text">
      <style:text-properties fo:color="#3465a4" loext:opacity="100%"/>
    </style:style>
    <style:style style:name="T14" style:family="text">
      <style:text-properties fo:color="#3465a4" loext:opacity="100%" fo:language="en" fo:country="US" fo:font-weight="normal" officeooo:rsid="0018bf09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b0f5d"/>
    </style:style>
    <style:style style:name="T17" style:family="text">
      <style:text-properties fo:language="en" fo:country="US" fo:font-weight="normal" officeooo:rsid="001d036a"/>
    </style:style>
    <style:style style:name="T18" style:family="text">
      <style:text-properties fo:language="en" fo:country="US" fo:font-weight="normal" officeooo:rsid="0018bf09"/>
    </style:style>
    <style:style style:name="T19" style:family="text">
      <style:text-properties fo:language="en" fo:country="US" officeooo:rsid="001d036a"/>
    </style:style>
    <style:style style:name="T20" style:family="text">
      <style:text-properties fo:color="#b5cea8" loext:opacity="100%"/>
    </style:style>
    <style:style style:name="T21" style:family="text">
      <style:text-properties fo:color="#b5cea8" loext:opacity="100%" style:font-name="monospace" fo:font-size="8.39999961853027pt" fo:font-weight="normal"/>
    </style:style>
    <style:style style:name="T22" style:family="text">
      <style:text-properties fo:color="#b5cea8" loext:opacity="100%" fo:font-size="8.39999961853027pt" fo:font-weight="normal"/>
    </style:style>
    <style:style style:name="T23" style:family="text">
      <style:text-properties fo:color="#b5cea8" loext:opacity="100%" fo:font-weight="normal"/>
    </style:style>
    <style:style style:name="T24" style:family="text">
      <style:text-properties fo:color="#b5cea8" loext:opacity="100%" fo:language="en" fo:country="US" officeooo:rsid="001d036a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style:font-name="monospace" fo:font-size="8.39999961853027pt" fo:font-weight="normal"/>
    </style:style>
    <style:style style:name="T27" style:family="text">
      <style:text-properties fo:color="#569cd6" loext:opacity="100%" fo:font-size="8.39999961853027pt" fo:font-weight="normal"/>
    </style:style>
    <style:style style:name="T28" style:family="text">
      <style:text-properties fo:color="#569cd6" loext:opacity="100%" fo:font-weight="normal"/>
    </style:style>
    <style:style style:name="T29" style:family="text">
      <style:text-properties fo:color="#c586c0" loext:opacity="100%"/>
    </style:style>
    <style:style style:name="T30" style:family="text">
      <style:text-properties fo:color="#c586c0" loext:opacity="100%" style:font-name="monospace" fo:font-size="8.39999961853027pt" fo:font-weight="normal"/>
    </style:style>
    <style:style style:name="T31" style:family="text">
      <style:text-properties fo:color="#c586c0" loext:opacity="100%" fo:font-size="8.39999961853027pt" fo:font-weight="normal"/>
    </style:style>
    <style:style style:name="T32" style:family="text">
      <style:text-properties fo:color="#c586c0" loext:opacity="100%" fo:font-weight="normal"/>
    </style:style>
    <style:style style:name="T33" style:family="text">
      <style:text-properties fo:color="#c586c0" loext:opacity="100%" fo:language="en" fo:country="US" officeooo:rsid="001d036a"/>
    </style:style>
    <style:style style:name="T34" style:family="text">
      <style:text-properties fo:color="#82c6ff" loext:opacity="100%"/>
    </style:style>
    <style:style style:name="T35" style:family="text">
      <style:text-properties fo:color="#82c6ff" loext:opacity="100%" fo:language="en" fo:country="US" officeooo:rsid="001d036a"/>
    </style:style>
    <style:style style:name="T36" style:family="text">
      <style:text-properties fo:color="#dcdcdc" loext:opacity="100%"/>
    </style:style>
    <style:style style:name="T37" style:family="text">
      <style:text-properties fo:color="#dcdcdc" loext:opacity="100%" style:font-name="monospace" fo:font-size="8.39999961853027pt" fo:font-weight="normal"/>
    </style:style>
    <style:style style:name="T38" style:family="text">
      <style:text-properties fo:color="#dcdcdc" loext:opacity="100%" fo:font-size="8.39999961853027pt" fo:font-weight="normal"/>
    </style:style>
    <style:style style:name="T39" style:family="text">
      <style:text-properties fo:color="#dcdcdc" loext:opacity="100%" fo:font-weight="normal"/>
    </style:style>
    <style:style style:name="T40" style:family="text">
      <style:text-properties fo:color="#dcdcdc" loext:opacity="100%" fo:language="en" fo:country="US" officeooo:rsid="001d036a"/>
    </style:style>
    <style:style style:name="T41" style:family="text">
      <style:text-properties style:font-name="monospace" fo:font-size="8.39999961853027pt" fo:font-weight="normal"/>
    </style:style>
    <style:style style:name="T42" style:family="text">
      <style:text-properties fo:font-size="8.39999961853027pt" fo:font-weight="normal"/>
    </style:style>
    <style:style style:name="T43" style:family="text">
      <style:text-properties fo:color="#6aa94f" loext:opacity="100%" style:font-name="monospace" fo:font-size="8.39999961853027pt" fo:font-weight="normal"/>
    </style:style>
    <style:style style:name="T44" style:family="text">
      <style:text-properties fo:color="#6aa94f" loext:opacity="100%" fo:font-size="8.39999961853027pt" fo:font-weight="normal"/>
    </style:style>
    <style:style style:name="T45" style:family="text">
      <style:text-properties fo:color="#6aa94f" loext:opacity="100%" fo:font-weight="normal"/>
    </style:style>
    <style:style style:name="T46" style:family="text">
      <style:text-properties fo:color="#dcdcaa" loext:opacity="100%" style:font-name="monospace" fo:font-size="8.39999961853027pt" fo:font-weight="normal"/>
    </style:style>
    <style:style style:name="T47" style:family="text">
      <style:text-properties fo:color="#dcdcaa" loext:opacity="100%" fo:font-size="8.39999961853027pt" fo:font-weight="normal"/>
    </style:style>
    <style:style style:name="T48" style:family="text">
      <style:text-properties fo:color="#dcdcaa" loext:opacity="100%" fo:font-weight="normal"/>
    </style:style>
    <style:style style:name="T49" style:family="text">
      <style:text-properties fo:color="#dcdcaa" loext:opacity="100%" fo:language="en" fo:country="US" officeooo:rsid="001d036a"/>
    </style:style>
    <style:style style:name="T50" style:family="text">
      <style:text-properties fo:color="#ce9178" loext:opacity="100%" style:font-name="monospace" fo:font-size="8.39999961853027pt" fo:font-weight="normal"/>
    </style:style>
    <style:style style:name="T51" style:family="text">
      <style:text-properties fo:color="#ce9178" loext:opacity="100%" fo:font-size="8.39999961853027pt" fo:font-weight="normal"/>
    </style:style>
    <style:style style:name="T52" style:family="text">
      <style:text-properties fo:color="#ce9178" loext:opacity="100%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#</text:span>Modulo Intro prog – Trilha 2 <text:line-break/><text:line-break/><text:span text:style-name="T16">#</text:span><text:span text:style-name="T1">Desafio:</text:span></text:p>
      <text:p text:style-name="P2"/>
      <text:p text:style-name="P2"><text:tab/><text:span text:style-name="T16">#</text:span>Precisamos imprimir um numero para cada andar de um hotel de 20 andares.<text:line-break/><text:tab/><text:span text:style-name="T16">#</text:span>Pulando o 13 andar.</text:p>
      <text:p text:style-name="P1"><text:span text:style-name="T1"><text:tab/></text:span><text:span text:style-name="T2">#</text:span><text:span text:style-name="T1">Usando For e While</text:span><text:line-break/><text:line-break/><text:span text:style-name="T16">#</text:span><text:span text:style-name="T3">Desafio Extra: </text:span></text:p>
      <text:p text:style-name="P3"/>
      <text:p text:style-name="P3"><text:tab/>Imprima os numeros em ordem decrescente.</text:p>
      <text:p text:style-name="P3"/>
      <text:p text:style-name="P3"/>
      <text:p text:style-name="P14"><text:span text:style-name="T16">#</text:span>Resolucao: </text:p>
      <text:p text:style-name="P4"/>
      <text:p text:style-name="P6">andar = 1 </text:p>
      <text:p text:style-name="P6"><text:span text:style-name="T13">for</text:span> andar <text:span text:style-name="T13">in</text:span> <text:span text:style-name="T13">range</text:span>(0,20):</text:p>
      <text:p text:style-name="P6"><text:span text:style-name="T13"><text:tab/>print</text:span>(“contagem de andares”)</text:p>
      <text:p text:style-name="P6"><text:tab/><text:span text:style-name="T13">if</text:span> andar <text:span text:style-name="T8">=</text:span>= 13:</text:p>
      <text:p text:style-name="P6"><text:tab/><text:tab/>andar = andar +1</text:p>
      <text:p text:style-name="P6"><text:tab/><text:tab/><text:span text:style-name="T13">prin</text:span>t(“andar”)<text:line-break/><text:line-break/><text:span text:style-name="T9"># se usarmos if != 13 , a verificacao sera feita após o andar portanto o 13 ainda sera impresso e o 14 sera pulado, portanto usaremos ==.</text:span></text:p>
      <text:p text:style-name="P5"><text:span text:style-name="T9"/></text:p>
      <text:p text:style-name="P5"><text:span text:style-name="T9"/></text:p>
      <text:p text:style-name="P15"><text:span text:style-name="T15">#</text:span><text:span text:style-name="T8">R</text:span>esolucao 2:</text:p>
      <text:p text:style-name="P8"><text:tab/></text:p>
      <text:p text:style-name="P11"># Resolucao 2:</text:p>
      <text:p text:style-name="P9"/>
      <text:p text:style-name="P12">numeracao = 0</text:p>
      <text:p text:style-name="P12">andar = True</text:p>
      <text:p text:style-name="P9"/>
      <text:p text:style-name="P12">while andar and numeracao &lt; 21:</text:p>
      <text:p text:style-name="P9">    <text:span text:style-name="T7">numeracao += 1   </text:span></text:p>
      <text:p text:style-name="P9">    <text:span text:style-name="T7">if numeracao == 13:</text:span></text:p>
      <text:p text:style-name="P9">      <text:span text:style-name="T7">continue  </text:span><text:span text:style-name="T11">#</text:span><text:span text:style-name="T12">A</text:span><text:span text:style-name="T11">qui certificamos de pular o 13</text:span></text:p>
      <text:p text:style-name="P9"/>
      <text:p text:style-name="P9">    <text:span text:style-name="T7">print("Contagem de andares ", numeracao)</text:span></text:p>
      <text:p text:style-name="P9">    </text:p>
      <text:p text:style-name="P9"/>
      <text:p text:style-name="P9">    <text:span text:style-name="T7">if numeracao == 13:</text:span></text:p>
      <text:p text:style-name="P9">        <text:span text:style-name="T7">continue  # aqui certificamos de pular o 13</text:span></text:p>
      <text:p text:style-name="P9"/>
      <text:p text:style-name="P12">else:</text:p>
      <text:p text:style-name="P9">    <text:span text:style-name="T7">andar = False</text:span></text:p>
      <text:p text:style-name="P10">    <text:span text:style-name="T7">print("Contagem completa")<text:line-break/><text:line-break/></text:span><text:span text:style-name="T17"><text:line-break/><text:line-break/></text:span></text:p>
      <text:p text:style-name="P10"><text:span text:style-name="T5"/></text:p>
      <text:p text:style-name="P10"><text:span text:style-name="T5"/></text:p>
      <text:p text:style-name="P10"><text:soft-page-break/><text:span text:style-name="T6">#Resolucao EXTRA:</text:span><text:span text:style-name="T17"><text:line-break/></text:span></text:p>
      <text:p text:style-name="P13"><text:span text:style-name="T19">for andar in range(20, 0, -1):</text:span></text:p>
      <text:p text:style-name="P9">  <text:span text:style-name="T7">print("contagem de andares")</text:span></text:p>
      <text:p text:style-name="P9">  <text:span text:style-name="T7">if andar == 13:</text:span></text:p>
      <text:p text:style-name="P9">    <text:span text:style-name="T7">continue</text:span></text:p>
      <text:p text:style-name="P9">  <text:span text:style-name="T7">print(andar)</text:span></text:p>
      <text:p text:style-name="P10"><text:span text:style-name="T17"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2:39:00.776000000</meta:creation-date>
    <dc:date>2024-02-26T13:48:17.345000000</dc:date>
    <meta:editing-duration>PT1H9M15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33" meta:word-count="154" meta:character-count="956" meta:non-whitespace-character-count="752"/>
  </office:meta>
</office:document-meta>
</file>